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23cm"/>
    </style:style>
    <style:style style:name="co7" style:family="table-column">
      <style:table-column-properties fo:break-before="auto" style:column-width="3.19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369cm" fo:break-before="auto" style:use-optimal-row-height="true"/>
    </style:style>
    <style:style style:name="ro6" style:family="table-row">
      <style:table-row-properties style:row-height="0.974cm" fo:break-before="auto" style:use-optimal-row-height="true"/>
    </style:style>
    <style:style style:name="ro7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263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1.842cm" fo:break-before="auto" style:use-optimal-row-height="true"/>
    </style:style>
    <style:style style:name="ro15" style:family="table-row">
      <style:table-row-properties style:row-height="1.894cm" fo:break-before="auto" style:use-optimal-row-height="true"/>
    </style:style>
    <style:style style:name="ta1" style:family="table" style:master-page-name="PageStyle_5f_Test_20_Case_20_1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77bc65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1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c0c0c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8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Normál_20_2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Normál_20_2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register1.I20"/>
      <style:map style:condition="is-true-formula(NOT(ISERROR(SEARCH(&quot;Pass&quot;;[.I20]))))" style:apply-style-name="Excel_5f_CondFormat_5f_1_5f_2_5f_2" style:base-cell-address="register1.I20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register1.I20"/>
      <style:map style:condition="is-true-formula(NOT(ISERROR(SEARCH(&quot;Pass&quot;;[.I20]))))" style:apply-style-name="Excel_5f_CondFormat_5f_1_5f_2_5f_2" style:base-cell-address="register1.I20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register1.I20"/>
      <style:map style:condition="is-true-formula(NOT(ISERROR(SEARCH(&quot;Pass&quot;;[.I20]))))" style:apply-style-name="Excel_5f_CondFormat_5f_1_5f_2_5f_2" style:base-cell-address="register1.I20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2]))))" style:apply-style-name="Excel_5f_CondFormat_5f_1_5f_3_5f_1" style:base-cell-address="register1.I22"/>
      <style:map style:condition="is-true-formula(NOT(ISERROR(SEARCH(&quot;Pass&quot;;[.I22]))))" style:apply-style-name="Excel_5f_CondFormat_5f_1_5f_3_5f_2" style:base-cell-address="register1.I22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3]))))" style:apply-style-name="Excel_5f_CondFormat_5f_1_5f_4_5f_1" style:base-cell-address="register1.I23"/>
      <style:map style:condition="is-true-formula(NOT(ISERROR(SEARCH(&quot;Pass&quot;;[.I23]))))" style:apply-style-name="Excel_5f_CondFormat_5f_1_5f_4_5f_2" style:base-cell-address="register1.I23"/>
    </style:style>
    <style:style style:name="ce42" style:family="table-cell" style:parent-style-name="Default" style:data-style-name="N100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register1.J5"/>
      <style:map style:condition="is-true-formula(NOT(ISERROR(SEARCH(&quot;Fail&quot;;[.J5]))))" style:apply-style-name="Excel_5f_CondFormat_5f_1_5f_1_5f_2" style:base-cell-address="register1.J5"/>
    </style:style>
    <style:style style:name="ce44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register1.I20"/>
      <style:map style:condition="is-true-formula(NOT(ISERROR(SEARCH(&quot;Pass&quot;;[.I20]))))" style:apply-style-name="Excel_5f_CondFormat_5f_1_5f_2_5f_2" style:base-cell-address="register1.I20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2]))))" style:apply-style-name="Excel_5f_CondFormat_5f_1_5f_3_5f_1" style:base-cell-address="register1.I22"/>
      <style:map style:condition="is-true-formula(NOT(ISERROR(SEARCH(&quot;Pass&quot;;[.I22]))))" style:apply-style-name="Excel_5f_CondFormat_5f_1_5f_3_5f_2" style:base-cell-address="register1.I22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3]))))" style:apply-style-name="Excel_5f_CondFormat_5f_1_5f_4_5f_1" style:base-cell-address="register1.I23"/>
      <style:map style:condition="is-true-formula(NOT(ISERROR(SEARCH(&quot;Pass&quot;;[.I23]))))" style:apply-style-name="Excel_5f_CondFormat_5f_1_5f_4_5f_2" style:base-cell-address="register1.I23"/>
    </style:style>
    <style:style style:name="ce51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2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Excel_5f_BuiltIn_5f_Jegyze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ogin2.I16"/>
      <style:map style:condition="is-true-formula(NOT(ISERROR(SEARCH(&quot;Pass&quot;;[.I16]))))" style:apply-style-name="Excel_5f_CondFormat_5f_1_5f_2_5f_2" style:base-cell-address="login2.I16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ogin2.I16"/>
      <style:map style:condition="is-true-formula(NOT(ISERROR(SEARCH(&quot;Pass&quot;;[.I16]))))" style:apply-style-name="Excel_5f_CondFormat_5f_1_5f_2_5f_2" style:base-cell-address="login2.I16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ogin2.I16"/>
      <style:map style:condition="is-true-formula(NOT(ISERROR(SEARCH(&quot;Pass&quot;;[.I16]))))" style:apply-style-name="Excel_5f_CondFormat_5f_1_5f_2_5f_2" style:base-cell-address="login2.I16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login2.J5"/>
      <style:map style:condition="is-true-formula(NOT(ISERROR(SEARCH(&quot;Fail&quot;;[.J5]))))" style:apply-style-name="Excel_5f_CondFormat_5f_1_5f_1_5f_2" style:base-cell-address="login2.J5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ogin2.I16"/>
      <style:map style:condition="is-true-formula(NOT(ISERROR(SEARCH(&quot;Pass&quot;;[.I16]))))" style:apply-style-name="Excel_5f_CondFormat_5f_1_5f_2_5f_2" style:base-cell-address="login2.I16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ogout3.I16"/>
      <style:map style:condition="is-true-formula(NOT(ISERROR(SEARCH(&quot;Pass&quot;;[.I16]))))" style:apply-style-name="Excel_5f_CondFormat_5f_1_5f_2_5f_2" style:base-cell-address="logout3.I16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ogout3.I16"/>
      <style:map style:condition="is-true-formula(NOT(ISERROR(SEARCH(&quot;Pass&quot;;[.I16]))))" style:apply-style-name="Excel_5f_CondFormat_5f_1_5f_2_5f_2" style:base-cell-address="logout3.I16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ogout3.I16"/>
      <style:map style:condition="is-true-formula(NOT(ISERROR(SEARCH(&quot;Pass&quot;;[.I16]))))" style:apply-style-name="Excel_5f_CondFormat_5f_1_5f_2_5f_2" style:base-cell-address="logout3.I1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logout3.J5"/>
      <style:map style:condition="is-true-formula(NOT(ISERROR(SEARCH(&quot;Fail&quot;;[.J5]))))" style:apply-style-name="Excel_5f_CondFormat_5f_1_5f_1_5f_2" style:base-cell-address="logout3.J5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ogout3.I16"/>
      <style:map style:condition="is-true-formula(NOT(ISERROR(SEARCH(&quot;Pass&quot;;[.I16]))))" style:apply-style-name="Excel_5f_CondFormat_5f_1_5f_2_5f_2" style:base-cell-address="logout3.I16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new_post4.I16"/>
      <style:map style:condition="is-true-formula(NOT(ISERROR(SEARCH(&quot;Pass&quot;;[.I16]))))" style:apply-style-name="Excel_5f_CondFormat_5f_1_5f_2_5f_2" style:base-cell-address="new_post4.I16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new_post4.I16"/>
      <style:map style:condition="is-true-formula(NOT(ISERROR(SEARCH(&quot;Pass&quot;;[.I16]))))" style:apply-style-name="Excel_5f_CondFormat_5f_1_5f_2_5f_2" style:base-cell-address="new_post4.I16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new_post4.I16"/>
      <style:map style:condition="is-true-formula(NOT(ISERROR(SEARCH(&quot;Pass&quot;;[.I16]))))" style:apply-style-name="Excel_5f_CondFormat_5f_1_5f_2_5f_2" style:base-cell-address="new_post4.I16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new_post4.J5"/>
      <style:map style:condition="is-true-formula(NOT(ISERROR(SEARCH(&quot;Fail&quot;;[.J5]))))" style:apply-style-name="Excel_5f_CondFormat_5f_1_5f_1_5f_2" style:base-cell-address="new_post4.J5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new_post4.I16"/>
      <style:map style:condition="is-true-formula(NOT(ISERROR(SEARCH(&quot;Pass&quot;;[.I16]))))" style:apply-style-name="Excel_5f_CondFormat_5f_1_5f_2_5f_2" style:base-cell-address="new_post4.I16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edit_post5.I16"/>
      <style:map style:condition="is-true-formula(NOT(ISERROR(SEARCH(&quot;Pass&quot;;[.I16]))))" style:apply-style-name="Excel_5f_CondFormat_5f_1_5f_2_5f_2" style:base-cell-address="edit_post5.I16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edit_post5.I16"/>
      <style:map style:condition="is-true-formula(NOT(ISERROR(SEARCH(&quot;Pass&quot;;[.I16]))))" style:apply-style-name="Excel_5f_CondFormat_5f_1_5f_2_5f_2" style:base-cell-address="edit_post5.I16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edit_post5.I16"/>
      <style:map style:condition="is-true-formula(NOT(ISERROR(SEARCH(&quot;Pass&quot;;[.I16]))))" style:apply-style-name="Excel_5f_CondFormat_5f_1_5f_2_5f_2" style:base-cell-address="edit_post5.I16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edit_post5.J5"/>
      <style:map style:condition="is-true-formula(NOT(ISERROR(SEARCH(&quot;Fail&quot;;[.J5]))))" style:apply-style-name="Excel_5f_CondFormat_5f_1_5f_1_5f_2" style:base-cell-address="edit_post5.J5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edit_post5.I16"/>
      <style:map style:condition="is-true-formula(NOT(ISERROR(SEARCH(&quot;Pass&quot;;[.I16]))))" style:apply-style-name="Excel_5f_CondFormat_5f_1_5f_2_5f_2" style:base-cell-address="edit_post5.I16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delete6.I16"/>
      <style:map style:condition="is-true-formula(NOT(ISERROR(SEARCH(&quot;Pass&quot;;[.I16]))))" style:apply-style-name="Excel_5f_CondFormat_5f_1_5f_2_5f_2" style:base-cell-address="delete6.I16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delete6.I16"/>
      <style:map style:condition="is-true-formula(NOT(ISERROR(SEARCH(&quot;Pass&quot;;[.I16]))))" style:apply-style-name="Excel_5f_CondFormat_5f_1_5f_2_5f_2" style:base-cell-address="delete6.I16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delete6.I16"/>
      <style:map style:condition="is-true-formula(NOT(ISERROR(SEARCH(&quot;Pass&quot;;[.I16]))))" style:apply-style-name="Excel_5f_CondFormat_5f_1_5f_2_5f_2" style:base-cell-address="delete6.I16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delete6.J5"/>
      <style:map style:condition="is-true-formula(NOT(ISERROR(SEARCH(&quot;Fail&quot;;[.J5]))))" style:apply-style-name="Excel_5f_CondFormat_5f_1_5f_1_5f_2" style:base-cell-address="delete6.J5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delete6.I16"/>
      <style:map style:condition="is-true-formula(NOT(ISERROR(SEARCH(&quot;Pass&quot;;[.I16]))))" style:apply-style-name="Excel_5f_CondFormat_5f_1_5f_2_5f_2" style:base-cell-address="delete6.I16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adatok mentese7'.I16"/>
      <style:map style:condition="is-true-formula(NOT(ISERROR(SEARCH(&quot;Pass&quot;;[.I16]))))" style:apply-style-name="Excel_5f_CondFormat_5f_1_5f_2_5f_2" style:base-cell-address="'adatok mentese7'.I16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adatok mentese7'.I16"/>
      <style:map style:condition="is-true-formula(NOT(ISERROR(SEARCH(&quot;Pass&quot;;[.I16]))))" style:apply-style-name="Excel_5f_CondFormat_5f_1_5f_2_5f_2" style:base-cell-address="'adatok mentese7'.I16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adatok mentese7'.I16"/>
      <style:map style:condition="is-true-formula(NOT(ISERROR(SEARCH(&quot;Pass&quot;;[.I16]))))" style:apply-style-name="Excel_5f_CondFormat_5f_1_5f_2_5f_2" style:base-cell-address="'adatok mentese7'.I16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adatok mentese7'.J5"/>
      <style:map style:condition="is-true-formula(NOT(ISERROR(SEARCH(&quot;Fail&quot;;[.J5]))))" style:apply-style-name="Excel_5f_CondFormat_5f_1_5f_1_5f_2" style:base-cell-address="'adatok mentese7'.J5"/>
    </style:style>
    <style:style style:name="ce1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adatok mentese7'.I16"/>
      <style:map style:condition="is-true-formula(NOT(ISERROR(SEARCH(&quot;Pass&quot;;[.I16]))))" style:apply-style-name="Excel_5f_CondFormat_5f_1_5f_2_5f_2" style:base-cell-address="'adatok mentese7'.I16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adatvedelem8.I16"/>
      <style:map style:condition="is-true-formula(NOT(ISERROR(SEARCH(&quot;Pass&quot;;[.I16]))))" style:apply-style-name="Excel_5f_CondFormat_5f_1_5f_2_5f_2" style:base-cell-address="adatvedelem8.I16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adatvedelem8.I16"/>
      <style:map style:condition="is-true-formula(NOT(ISERROR(SEARCH(&quot;Pass&quot;;[.I16]))))" style:apply-style-name="Excel_5f_CondFormat_5f_1_5f_2_5f_2" style:base-cell-address="adatvedelem8.I16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adatvedelem8.I16"/>
      <style:map style:condition="is-true-formula(NOT(ISERROR(SEARCH(&quot;Pass&quot;;[.I16]))))" style:apply-style-name="Excel_5f_CondFormat_5f_1_5f_2_5f_2" style:base-cell-address="adatvedelem8.I16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adatvedelem8.J5"/>
      <style:map style:condition="is-true-formula(NOT(ISERROR(SEARCH(&quot;Fail&quot;;[.J5]))))" style:apply-style-name="Excel_5f_CondFormat_5f_1_5f_1_5f_2" style:base-cell-address="adatvedelem8.J5"/>
    </style:style>
    <style:style style:name="ce1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adatvedelem8.I16"/>
      <style:map style:condition="is-true-formula(NOT(ISERROR(SEARCH(&quot;Pass&quot;;[.I16]))))" style:apply-style-name="Excel_5f_CondFormat_5f_1_5f_2_5f_2" style:base-cell-address="adatvedelem8.I16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istazas9.I16"/>
      <style:map style:condition="is-true-formula(NOT(ISERROR(SEARCH(&quot;Pass&quot;;[.I16]))))" style:apply-style-name="Excel_5f_CondFormat_5f_1_5f_2_5f_2" style:base-cell-address="listazas9.I16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istazas9.I16"/>
      <style:map style:condition="is-true-formula(NOT(ISERROR(SEARCH(&quot;Pass&quot;;[.I16]))))" style:apply-style-name="Excel_5f_CondFormat_5f_1_5f_2_5f_2" style:base-cell-address="listazas9.I16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istazas9.I16"/>
      <style:map style:condition="is-true-formula(NOT(ISERROR(SEARCH(&quot;Pass&quot;;[.I16]))))" style:apply-style-name="Excel_5f_CondFormat_5f_1_5f_2_5f_2" style:base-cell-address="listazas9.I16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listazas9.J5"/>
      <style:map style:condition="is-true-formula(NOT(ISERROR(SEARCH(&quot;Fail&quot;;[.J5]))))" style:apply-style-name="Excel_5f_CondFormat_5f_1_5f_1_5f_2" style:base-cell-address="listazas9.J5"/>
    </style:style>
    <style:style style:name="ce1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listazas9.I16"/>
      <style:map style:condition="is-true-formula(NOT(ISERROR(SEARCH(&quot;Pass&quot;;[.I16]))))" style:apply-style-name="Excel_5f_CondFormat_5f_1_5f_2_5f_2" style:base-cell-address="listazas9.I16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obb oldal, lista, bejaras10'.I16"/>
      <style:map style:condition="is-true-formula(NOT(ISERROR(SEARCH(&quot;Pass&quot;;[.I16]))))" style:apply-style-name="Excel_5f_CondFormat_5f_1_5f_2_5f_2" style:base-cell-address="'tobb oldal, lista, bejaras10'.I16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obb oldal, lista, bejaras10'.I16"/>
      <style:map style:condition="is-true-formula(NOT(ISERROR(SEARCH(&quot;Pass&quot;;[.I16]))))" style:apply-style-name="Excel_5f_CondFormat_5f_1_5f_2_5f_2" style:base-cell-address="'tobb oldal, lista, bejaras10'.I16"/>
    </style:style>
    <style:style style:name="ce1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obb oldal, lista, bejaras10'.I16"/>
      <style:map style:condition="is-true-formula(NOT(ISERROR(SEARCH(&quot;Pass&quot;;[.I16]))))" style:apply-style-name="Excel_5f_CondFormat_5f_1_5f_2_5f_2" style:base-cell-address="'tobb oldal, lista, bejaras10'.I16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obb oldal, lista, bejaras10'.J5"/>
      <style:map style:condition="is-true-formula(NOT(ISERROR(SEARCH(&quot;Fail&quot;;[.J5]))))" style:apply-style-name="Excel_5f_CondFormat_5f_1_5f_1_5f_2" style:base-cell-address="'tobb oldal, lista, bejaras10'.J5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obb oldal, lista, bejaras10'.I16"/>
      <style:map style:condition="is-true-formula(NOT(ISERROR(SEARCH(&quot;Pass&quot;;[.I16]))))" style:apply-style-name="Excel_5f_CondFormat_5f_1_5f_2_5f_2" style:base-cell-address="'tobb oldal, lista, bejaras10'.I16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adatbevitel adatforrasbol11'.I16"/>
      <style:map style:condition="is-true-formula(NOT(ISERROR(SEARCH(&quot;Pass&quot;;[.I16]))))" style:apply-style-name="Excel_5f_CondFormat_5f_1_5f_2_5f_2" style:base-cell-address="'adatbevitel adatforrasbol11'.I16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adatbevitel adatforrasbol11'.I16"/>
      <style:map style:condition="is-true-formula(NOT(ISERROR(SEARCH(&quot;Pass&quot;;[.I16]))))" style:apply-style-name="Excel_5f_CondFormat_5f_1_5f_2_5f_2" style:base-cell-address="'adatbevitel adatforrasbol11'.I16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adatbevitel adatforrasbol11'.I16"/>
      <style:map style:condition="is-true-formula(NOT(ISERROR(SEARCH(&quot;Pass&quot;;[.I16]))))" style:apply-style-name="Excel_5f_CondFormat_5f_1_5f_2_5f_2" style:base-cell-address="'adatbevitel adatforrasbol11'.I16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adatbevitel adatforrasbol11'.J5"/>
      <style:map style:condition="is-true-formula(NOT(ISERROR(SEARCH(&quot;Fail&quot;;[.J5]))))" style:apply-style-name="Excel_5f_CondFormat_5f_1_5f_1_5f_2" style:base-cell-address="'adatbevitel adatforrasbol11'.J5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adatbevitel adatforrasbol11'.I16"/>
      <style:map style:condition="is-true-formula(NOT(ISERROR(SEARCH(&quot;Pass&quot;;[.I16]))))" style:apply-style-name="Excel_5f_CondFormat_5f_1_5f_2_5f_2" style:base-cell-address="'adatbevitel adatforrasbol11'.I16"/>
    </style:style>
    <style:style style:name="T1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ister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246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number-columns-repeated="252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1_register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Felhasználó regisztrációja valós adatokkal</text:p>
          </table:table-cell>
          <table:covered-table-cell table:number-columns-repeated="4" table:style-name="ce65"/>
          <table:table-cell table:number-columns-repeated="247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 table:number-columns-repeated="247"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 table:number-columns-repeated="247"/>
        </table:table-row>
        <table:table-row table:style-name="ro3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Mazurka Zita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office:value-type="date" office:date-value="2021-06-05" calcext:value-type="date" table:number-columns-spanned="2" table:number-rows-spanned="1">
            <text:p>2021.06.05</text:p>
          </table:table-cell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43" office:value-type="string" calcext:value-type="string">
            <text:p>pass</text:p>
          </table:table-cell>
          <table:table-cell table:number-columns-repeated="247"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47"/>
        </table:table-row>
        <table:table-row table:style-name="ro2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 table:number-columns-repeated="24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oldal megnyitott</text:p>
          </table:table-cell>
          <table:covered-table-cell table:style-name="ce65"/>
          <table:covered-table-cell table:style-name="ce70"/>
          <table:table-cell table:style-name="ce2"/>
          <table:table-cell table:style-name="ce33" office:value-type="string" calcext:value-type="string" table:number-columns-spanned="2" table:number-rows-spanned="1">
            <text:p>user registration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6" office:value-type="string" calcext:value-type="string" table:number-columns-spanned="3" table:number-rows-spanned="1">
            <text:p>A host elérhető</text:p>
          </table:table-cell>
          <table:covered-table-cell table:style-name="ce65"/>
          <table:covered-table-cell table:style-name="ce70"/>
          <table:table-cell table:style-name="ce2"/>
          <table:table-cell table:number-columns-repeated="25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6" office:value-type="string" calcext:value-type="string" table:number-columns-spanned="3" table:number-rows-spanned="1">
            <text:p>Windows 10 Pro</text:p>
          </table:table-cell>
          <table:covered-table-cell table:style-name="ce65"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 table:number-columns-repeated="24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6" office:value-type="string" calcext:value-type="string" table:number-columns-spanned="3" table:number-rows-spanned="1">
            <text:p>Chrome Verzió: 91.0.4472.77 (Hivatalos verzió) (64 bites)</text:p>
          </table:table-cell>
          <table:covered-table-cell table:style-name="ce65"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1">
          <table:table-cell table:style-name="ce2" table:number-columns-repeated="10"/>
          <table:table-cell table:number-columns-repeated="247"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number-columns-repeated="254"/>
        </table:table-row>
        <table:table-row table:style-name="ro2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 table:number-columns-repeated="2"/>
          <table:table-cell table:number-columns-repeated="244"/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  <table:table-cell table:style-name="ce54" table:number-columns-repeated="2"/>
          <table:table-cell table:number-columns-repeated="244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attints a Sign up gombra</text:p>
          </table:table-cell>
          <table:covered-table-cell table:style-name="ce22"/>
          <table:table-cell table:style-name="ce56" office:value-type="string" calcext:value-type="string" table:number-columns-spanned="2" table:number-rows-spanned="1">
            <text:p>Sign up oldal megjelenik</text:p>
          </table:table-cell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Felhasználó kitölti</text:p>
            <text:p>Username: sun</text:p>
            <text:p>e-mail adress: random <text:a xlink:href="mailto:tkata@gmail.com" xlink:type="simple">tkata@gmail.com</text:a></text:p>
            <text:p>password: Sunshine2046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oldal elfogadja az adatokat bármilyen üzenet nélkül</text:p>
          </table:table-cell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attints a Sign up gombra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űrlap eltűnik, a user adatai elmentődtek, nem érkezett hibaüzenet, megjelent a home oldal</text:p>
          </table:table-cell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Kattint a felugró ablak oké gombjára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Megjelenik a regisztrációt elfogadó Welcome felugró ablak, oké után eltűnik.</text:p>
          </table:table-cell>
          <table:covered-table-cell table:style-name="ce56"/>
          <table:table-cell table:style-name="ce56" office:value-type="string" calcext:value-type="string" table:number-columns-spanned="3" table:number-rows-spanned="1">
            <text:p/>
            <text:p/>
          </table:table-cell>
          <table:covered-table-cell table:style-name="ce65"/>
          <table:covered-table-cell table:style-name="ce70"/>
          <table:table-cell table:style-name="ce38" office:value-type="string" calcext:value-type="string" table:number-columns-spanned="2" table:number-rows-spanned="1">
            <text:p>Pass </text:p>
          </table:table-cell>
          <table:covered-table-cell table:style-name="ce47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1" office:value-type="string" calcext:value-type="string" table:number-columns-spanned="2" table:number-rows-spanned="1">
            <text:p>Ellenőrizd a session-t</text:p>
          </table:table-cell>
          <table:covered-table-cell table:style-name="ce24"/>
          <table:table-cell table:style-name="ce56" office:value-type="string" calcext:value-type="string" table:number-columns-spanned="2" table:number-rows-spanned="1">
            <text:p>Az oldal jobb felső sarkában megjelenik a <text:s/>username</text:p>
          </table:table-cell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39"/>
          <table:table-cell table:style-name="ce48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39"/>
          <table:table-cell table:style-name="ce48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40"/>
          <table:table-cell table:style-name="ce49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41"/>
          <table:table-cell table:style-name="ce50"/>
          <table:table-cell table:style-name="ce53"/>
          <table:table-cell table:number-columns-repeated="246"/>
        </table:table-row>
        <table:table-row table:style-name="ro1" table:number-rows-repeated="1048552">
          <table:table-cell table:number-columns-repeated="257"/>
        </table:table-row>
        <table:table-row table:style-name="ro1">
          <table:table-cell table:number-columns-repeated="257"/>
        </table:table-row>
        <calcext:conditional-formats>
          <calcext:conditional-format calcext:target-range-address="register1.J5:register1.J5">
            <calcext:condition calcext:apply-style-name="Excel_CondFormat_1_1_1" calcext:value="formula-is(NOT(ISERROR(SEARCH(&quot;Pass&quot;;[.J5]))))" calcext:base-cell-address="register1.J5"/>
            <calcext:condition calcext:apply-style-name="Excel_CondFormat_1_1_2" calcext:value="formula-is(NOT(ISERROR(SEARCH(&quot;Fail&quot;;[.J5]))))" calcext:base-cell-address="register1.J5"/>
          </calcext:conditional-format>
          <calcext:conditional-format calcext:target-range-address="register1.I20:register1.J21 register1.I16:register1.I19">
            <calcext:condition calcext:apply-style-name="Excel_CondFormat_1_2_1" calcext:value="formula-is(NOT(ISERROR(SEARCH(&quot;Fail&quot;;[.I20]))))" calcext:base-cell-address="register1.I20"/>
            <calcext:condition calcext:apply-style-name="Excel_CondFormat_1_2_2" calcext:value="formula-is(NOT(ISERROR(SEARCH(&quot;Pass&quot;;[.I20]))))" calcext:base-cell-address="register1.I20"/>
          </calcext:conditional-format>
          <calcext:conditional-format calcext:target-range-address="register1.I22:register1.J22">
            <calcext:condition calcext:apply-style-name="Excel_CondFormat_1_3_1" calcext:value="formula-is(NOT(ISERROR(SEARCH(&quot;Fail&quot;;[.I22]))))" calcext:base-cell-address="register1.I22"/>
            <calcext:condition calcext:apply-style-name="Excel_CondFormat_1_3_2" calcext:value="formula-is(NOT(ISERROR(SEARCH(&quot;Pass&quot;;[.I22]))))" calcext:base-cell-address="register1.I22"/>
          </calcext:conditional-format>
          <calcext:conditional-format calcext:target-range-address="register1.I23:register1.J23">
            <calcext:condition calcext:apply-style-name="Excel_CondFormat_1_4_1" calcext:value="formula-is(NOT(ISERROR(SEARCH(&quot;Fail&quot;;[.I23]))))" calcext:base-cell-address="register1.I23"/>
            <calcext:condition calcext:apply-style-name="Excel_CondFormat_1_4_2" calcext:value="formula-is(NOT(ISERROR(SEARCH(&quot;Pass&quot;;[.I23]))))" calcext:base-cell-address="register1.I23"/>
          </calcext:conditional-format>
        </calcext:conditional-formats>
      </table:table>
      <table:table table:name="login2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5"/>
        <table:table-column table:style-name="co5" table:number-columns-repeated="3" table:default-cell-style-name="ce56"/>
        <table:table-column table:style-name="co5" table:default-cell-style-name="ce65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2_login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Belépés létező userrel</text:p>
          </table:table-cell>
          <table:covered-table-cell/>
          <table:covered-table-cell table:number-columns-repeated="3" table:style-name="ce6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Mazurka Zita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office:value-type="date" office:date-value="2021-06-05" calcext:value-type="date" table:number-columns-spanned="2" table:number-rows-spanned="1">
            <text:p>2021.06.05</text:p>
          </table:table-cell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04" office:value-type="string" calcext:value-type="string">
            <text:p>pass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megnyitott</text:p>
          </table:table-cell>
          <table:covered-table-cell/>
          <table:covered-table-cell table:style-name="ce70"/>
          <table:table-cell table:style-name="ce2"/>
          <table:table-cell table:style-name="ce33" office:value-type="string" calcext:value-type="string" table:number-columns-spanned="2" table:number-rows-spanned="1">
            <text:p>user log in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elérhető</text:p>
          </table:table-cell>
          <table:covered-table-cell/>
          <table:covered-table-cell table:style-name="ce70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isztráció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Ellenőrizd, hogy nincs bejelentkezve user!</text:p>
          </table:table-cell>
          <table:covered-table-cell table:style-name="ce22"/>
          <table:table-cell office:value-type="string" calcext:value-type="string" table:number-columns-spanned="2" table:number-rows-spanned="1">
            <text:p>Nem jelenik meg usernév az applikációban a jobb felső sarokban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d, hogy a Sign in gomb elérhető és látható!</text:p>
          </table:table-cell>
          <table:covered-table-cell table:style-name="ce23"/>
          <table:table-cell office:value-type="string" calcext:value-type="string" table:number-columns-spanned="2" table:number-rows-spanned="1">
            <text:p>A gomb elérhető és látható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attints a Sign in gombra!</text:p>
          </table:table-cell>
          <table:covered-table-cell table:style-name="ce23"/>
          <table:table-cell office:value-type="string" calcext:value-type="string" table:number-columns-spanned="2" table:number-rows-spanned="1">
            <text:p>A belépési oldal megjelenik.A következő placeholder mezőket kell kitölteni:</text:p>
            <text:p>1. E-mail</text:p>
            <text:p>2. Password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öltsd ki a következő adatokkal:</text:p>
            <text:p>E-mail: <text:a xlink:href="mailto:tkata@gmail.com" xlink:type="simple">tkata@gmail.com</text:a></text:p>
            <text:p>Password: Sunshine2046</text:p>
          </table:table-cell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1" office:value-type="string" calcext:value-type="string" table:number-columns-spanned="2" table:number-rows-spanned="1">
            <text:p>pass</text:p>
          </table:table-cell>
          <table:covered-table-cell table:style-name="ce47"/>
          <table:table-cell table:style-name="ce53"/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Kattints a sign in gombra</text:p>
          </table:table-cell>
          <table:covered-table-cell table:style-name="ce24"/>
          <table:table-cell office:value-type="string" calcext:value-type="string" table:number-columns-spanned="2" table:number-rows-spanned="1">
            <text:p>A user be tud lépni mindenféle üzenet nélkül és megjelenik, hogy belépett az applikáció jobb felső sarkában a username(sun)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2" office:value-type="string" calcext:value-type="string">
            <text:p>pass</text:p>
          </table:table-cell>
          <table:table-cell table:style-name="ce105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2"/>
          <table:table-cell table:style-name="ce105"/>
          <table:table-cell table:style-name="ce53"/>
        </table:table-row>
        <calcext:conditional-formats>
          <calcext:conditional-format calcext:target-range-address="login2.J5:login2.J5">
            <calcext:condition calcext:apply-style-name="Excel_CondFormat_1_1_1" calcext:value="formula-is(NOT(ISERROR(SEARCH(&quot;Pass&quot;;[.J5]))))" calcext:base-cell-address="login2.J5"/>
            <calcext:condition calcext:apply-style-name="Excel_CondFormat_1_1_2" calcext:value="formula-is(NOT(ISERROR(SEARCH(&quot;Fail&quot;;[.J5]))))" calcext:base-cell-address="login2.J5"/>
          </calcext:conditional-format>
          <calcext:conditional-format calcext:target-range-address="login2.I20:login2.J21 login2.I16:login2.I19">
            <calcext:condition calcext:apply-style-name="Excel_CondFormat_1_2_1" calcext:value="formula-is(NOT(ISERROR(SEARCH(&quot;Fail&quot;;[.I16]))))" calcext:base-cell-address="login2.I16"/>
            <calcext:condition calcext:apply-style-name="Excel_CondFormat_1_2_2" calcext:value="formula-is(NOT(ISERROR(SEARCH(&quot;Pass&quot;;[.I16]))))" calcext:base-cell-address="login2.I16"/>
          </calcext:conditional-format>
        </calcext:conditional-formats>
      </table:table>
      <table:table table:name="logout3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2" table:default-cell-style-name="ce65"/>
        <table:table-column table:style-name="co5" table:number-columns-repeated="3" table:default-cell-style-name="ce56"/>
        <table:table-column table:style-name="co5" table:default-cell-style-name="ce65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3_logou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Kijelentkezés létező userrel</text:p>
          </table:table-cell>
          <table:covered-table-cell/>
          <table:covered-table-cell table:number-columns-repeated="3" table:style-name="ce6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10"/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site is opening</text:span></text:p>
          </table:table-cell>
          <table:covered-table-cell/>
          <table:covered-table-cell table:style-name="ce70"/>
          <table:table-cell table:style-name="ce2"/>
          <table:table-cell table:style-name="ce33" office:value-type="string" calcext:value-type="string" table:number-columns-spanned="2" table:number-rows-spanned="1">
            <text:p>user log ou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70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ni, hogy a user be van lép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attints a log out gombra</text:p>
          </table:table-cell>
          <table:covered-table-cell table:style-name="ce22"/>
          <table:table-cell office:value-type="string" calcext:value-type="string" table:number-columns-spanned="2" table:number-rows-spanned="1">
            <text:p>az applikáció kilépteti a felhasználót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7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ze a sessiont</text:p>
          </table:table-cell>
          <table:covered-table-cell table:style-name="ce23"/>
          <table:table-cell office:value-type="string" calcext:value-type="string" table:number-columns-spanned="2" table:number-rows-spanned="1">
            <text:p>minden aktív session megszűnt és a felhasználó kijeletkezett, username nincs a jobb felső sarokban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7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7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8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9"/>
          <table:table-cell table:style-name="ce111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09"/>
          <table:table-cell table:style-name="ce111"/>
          <table:table-cell table:style-name="ce53"/>
        </table:table-row>
        <calcext:conditional-formats>
          <calcext:conditional-format calcext:target-range-address="logout3.J5:logout3.J5">
            <calcext:condition calcext:apply-style-name="Excel_CondFormat_1_1_1" calcext:value="formula-is(NOT(ISERROR(SEARCH(&quot;Pass&quot;;[.J5]))))" calcext:base-cell-address="logout3.J5"/>
            <calcext:condition calcext:apply-style-name="Excel_CondFormat_1_1_2" calcext:value="formula-is(NOT(ISERROR(SEARCH(&quot;Fail&quot;;[.J5]))))" calcext:base-cell-address="logout3.J5"/>
          </calcext:conditional-format>
          <calcext:conditional-format calcext:target-range-address="logout3.I20:logout3.J21 logout3.I16:logout3.I19">
            <calcext:condition calcext:apply-style-name="Excel_CondFormat_1_2_1" calcext:value="formula-is(NOT(ISERROR(SEARCH(&quot;Fail&quot;;[.I16]))))" calcext:base-cell-address="logout3.I16"/>
            <calcext:condition calcext:apply-style-name="Excel_CondFormat_1_2_2" calcext:value="formula-is(NOT(ISERROR(SEARCH(&quot;Pass&quot;;[.I16]))))" calcext:base-cell-address="logout3.I16"/>
          </calcext:conditional-format>
        </calcext:conditional-formats>
      </table:table>
      <table:table table:name="new_post4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5"/>
        <table:table-column table:style-name="co5" table:number-columns-repeated="3" table:default-cell-style-name="ce56"/>
        <table:table-column table:style-name="co5" table:default-cell-style-name="ce65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4_new_pos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új post létrehozása</text:p>
          </table:table-cell>
          <table:covered-table-cell/>
          <table:covered-table-cell table:number-columns-repeated="3" table:style-name="ce6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15" office:value-type="string" calcext:value-type="string">
            <text:p>fail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oldal megnyitott</text:p>
          </table:table-cell>
          <table:covered-table-cell/>
          <table:covered-table-cell table:style-name="ce70"/>
          <table:table-cell table:style-name="ce2"/>
          <table:table-cell table:style-name="ce33" office:value-type="string" calcext:value-type="string" table:number-columns-spanned="2" table:number-rows-spanned="1">
            <text:p>new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elérhető</text:p>
          </table:table-cell>
          <table:covered-table-cell/>
          <table:covered-table-cell table:style-name="ce70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0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 után futtatható, ellenőrizzük, hogy be van-e lép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Sun felhasználó New post gombra kattint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felület, ahol a cikket írhatja:</text:p>
            <text:p>Cím:</text:p>
            <text:p>Lead</text:p>
            <text:p>Szöveg:</text:p>
            <text:p>Tagek: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2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5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kitölti a felületet</text:p>
            <text:p><text:span text:style-name="T1">Cím: Spring</text:span></text:p>
            <text:p><text:span text:style-name="T1">Lead: About my favorite season</text:span></text:p>
            <text:p><text:span text:style-name="T1">Szöveg: Spring is my life.</text:span></text:p>
            <text:p><text:span text:style-name="T1">Tagek: spring, life, season, favorite</text:span></text:p>
            <text:p> majd publish gombot aktiválja</text:p>
          </table:table-cell>
          <table:covered-table-cell table:style-name="ce23"/>
          <table:table-cell office:value-type="string" calcext:value-type="string" table:number-columns-spanned="2" table:number-rows-spanned="1">
            <text:p>Rendszer elmenti a cikket My article alá és megjeleníti mások számára a Home/global feed oldalon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2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2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3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4"/>
          <table:table-cell table:style-name="ce116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4"/>
          <table:table-cell table:style-name="ce116"/>
          <table:table-cell table:style-name="ce53"/>
        </table:table-row>
        <calcext:conditional-formats>
          <calcext:conditional-format calcext:target-range-address="new_post4.J5:new_post4.J5">
            <calcext:condition calcext:apply-style-name="Excel_CondFormat_1_1_1" calcext:value="formula-is(NOT(ISERROR(SEARCH(&quot;Pass&quot;;[.J5]))))" calcext:base-cell-address="new_post4.J5"/>
            <calcext:condition calcext:apply-style-name="Excel_CondFormat_1_1_2" calcext:value="formula-is(NOT(ISERROR(SEARCH(&quot;Fail&quot;;[.J5]))))" calcext:base-cell-address="new_post4.J5"/>
          </calcext:conditional-format>
          <calcext:conditional-format calcext:target-range-address="new_post4.I20:new_post4.J21 new_post4.I16:new_post4.I19">
            <calcext:condition calcext:apply-style-name="Excel_CondFormat_1_2_1" calcext:value="formula-is(NOT(ISERROR(SEARCH(&quot;Fail&quot;;[.I16]))))" calcext:base-cell-address="new_post4.I16"/>
            <calcext:condition calcext:apply-style-name="Excel_CondFormat_1_2_2" calcext:value="formula-is(NOT(ISERROR(SEARCH(&quot;Pass&quot;;[.I16]))))" calcext:base-cell-address="new_post4.I16"/>
          </calcext:conditional-format>
        </calcext:conditional-formats>
      </table:table>
      <table:table table:name="edit_post5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5"/>
        <table:table-column table:style-name="co5" table:number-columns-repeated="3" table:default-cell-style-name="ce56"/>
        <table:table-column table:style-name="co5" table:default-cell-style-name="ce65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5_edit_pos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Létező cikk szerkesztése</text:p>
          </table:table-cell>
          <table:covered-table-cell/>
          <table:covered-table-cell table:number-columns-repeated="3" table:style-name="ce6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21" office:value-type="string" calcext:value-type="string">
            <text:p>fail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70"/>
          <table:table-cell table:style-name="ce2"/>
          <table:table-cell table:style-name="ce33" office:value-type="string" calcext:value-type="string" table:number-columns-spanned="2" table:number-rows-spanned="1">
            <text:p>edit my existing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70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ze, hogy be van lépve a user</text:p>
          </table:table-cell>
          <table:table-cell table:style-name="ce2" office:value-type="string" calcext:value-type="string">
            <text:p>new_post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felhasználónevére kattintva belép a saját adatait tartalmazó oldalra</text:p>
          </table:table-cell>
          <table:covered-table-cell table:style-name="ce22"/>
          <table:table-cell office:value-type="string" calcext:value-type="string" table:number-columns-spanned="2" table:number-rows-spanned="1">
            <text:p>Megjelennek az adatok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7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módosítja az e-mail címét</text:p>
          </table:table-cell>
          <table:covered-table-cell table:style-name="ce23"/>
          <table:table-cell office:value-type="string" calcext:value-type="string" table:number-columns-spanned="2" table:number-rows-spanned="1">
            <text:p>Az e-mail címet lehet módosítani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7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User aktiválja az update gombot</text:p>
          </table:table-cell>
          <table:covered-table-cell table:style-name="ce23"/>
          <table:table-cell office:value-type="string" calcext:value-type="string" table:number-columns-spanned="2" table:number-rows-spanned="1">
            <text:p>Az e-mail cím megváltozik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7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8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9"/>
          <table:table-cell table:style-name="ce122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19"/>
          <table:table-cell table:style-name="ce122"/>
          <table:table-cell table:style-name="ce53"/>
        </table:table-row>
        <calcext:conditional-formats>
          <calcext:conditional-format calcext:target-range-address="edit_post5.J5:edit_post5.J5">
            <calcext:condition calcext:apply-style-name="Excel_CondFormat_1_1_1" calcext:value="formula-is(NOT(ISERROR(SEARCH(&quot;Pass&quot;;[.J5]))))" calcext:base-cell-address="edit_post5.J5"/>
            <calcext:condition calcext:apply-style-name="Excel_CondFormat_1_1_2" calcext:value="formula-is(NOT(ISERROR(SEARCH(&quot;Fail&quot;;[.J5]))))" calcext:base-cell-address="edit_post5.J5"/>
          </calcext:conditional-format>
          <calcext:conditional-format calcext:target-range-address="edit_post5.I20:edit_post5.J21 edit_post5.I16:edit_post5.I19">
            <calcext:condition calcext:apply-style-name="Excel_CondFormat_1_2_1" calcext:value="formula-is(NOT(ISERROR(SEARCH(&quot;Fail&quot;;[.I16]))))" calcext:base-cell-address="edit_post5.I16"/>
            <calcext:condition calcext:apply-style-name="Excel_CondFormat_1_2_2" calcext:value="formula-is(NOT(ISERROR(SEARCH(&quot;Pass&quot;;[.I16]))))" calcext:base-cell-address="edit_post5.I16"/>
          </calcext:conditional-format>
        </calcext:conditional-formats>
      </table:table>
      <table:table table:name="delete6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5"/>
        <table:table-column table:style-name="co5" table:number-columns-repeated="3" table:default-cell-style-name="ce56"/>
        <table:table-column table:style-name="co5" table:default-cell-style-name="ce65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6_delete_pos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Egy létező cikk törlése</text:p>
          </table:table-cell>
          <table:covered-table-cell/>
          <table:covered-table-cell table:number-columns-repeated="3" table:style-name="ce6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28" office:value-type="string" calcext:value-type="string">
            <text:p>fail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70"/>
          <table:table-cell table:style-name="ce2"/>
          <table:table-cell table:style-name="ce33" office:value-type="string" calcext:value-type="string" table:number-columns-spanned="2" table:number-rows-spanned="1">
            <text:p>delete my existing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70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ni, hogy <text:s/>a felhasználó be van lépve</text:p>
          </table:table-cell>
          <table:table-cell table:style-name="ce2" office:value-type="string" calcext:value-type="string">
            <text:p>new_post</text:p>
          </table:table-cell>
          <table:table-cell table:style-name="ce2" table:number-columns-repeated="7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20" office:value-type="string" calcext:value-type="string" table:number-columns-spanned="2" table:number-rows-spanned="1">
            <text:p><text:span text:style-name="T2">User </text:span><text:span text:style-name="T2"><text:a xlink:href="https://react-layr-realworld-example-app.layrjs.com/@sun/articles" xlink:type="simple">https://react-layr-realworld-example-app.layrjs.com/@sun/articles</text:a></text:span><text:span text:style-name="T2"> oldalon a törölni kívánt cikk címére, Summer  kattint</text:span>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cikk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24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aktiválja a Delete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A cikk törlődik, nem tárolódik.</text:p>
          </table:table-cell>
          <table:covered-table-cell/>
          <table:table-cell office:value-type="string" calcext:value-type="string" table:number-columns-spanned="3" table:number-rows-spanned="1">
            <text:p>A cikk nem törölhető. Oops, somthing went wrong hibaüzenet jelenik meg az oldalon, ám ennek ellenére törli a cikket.</text:p>
          </table:table-cell>
          <table:covered-table-cell/>
          <table:covered-table-cell table:style-name="ce70"/>
          <table:table-cell table:style-name="ce124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User a vissza gombra kattint.</text:p>
          </table:table-cell>
          <table:covered-table-cell table:style-name="ce23"/>
          <table:table-cell office:value-type="string" calcext:value-type="string" table:number-columns-spanned="2" table:number-rows-spanned="1">
            <text:p>A cikk nem jelenik meg, hanem törlődött a rendszerből.</text:p>
          </table:table-cell>
          <table:covered-table-cell/>
          <table:table-cell office:value-type="string" calcext:value-type="string" table:number-columns-spanned="3" table:number-rows-spanned="1">
            <text:p>A cikk megjelenik és módosÍtható.</text:p>
          </table:table-cell>
          <table:covered-table-cell/>
          <table:covered-table-cell table:style-name="ce70"/>
          <table:table-cell table:style-name="ce124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25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27"/>
          <table:table-cell table:style-name="ce129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27"/>
          <table:table-cell table:style-name="ce129"/>
          <table:table-cell table:style-name="ce53"/>
        </table:table-row>
        <calcext:conditional-formats>
          <calcext:conditional-format calcext:target-range-address="delete6.J5:delete6.J5">
            <calcext:condition calcext:apply-style-name="Excel_CondFormat_1_1_1" calcext:value="formula-is(NOT(ISERROR(SEARCH(&quot;Pass&quot;;[.J5]))))" calcext:base-cell-address="delete6.J5"/>
            <calcext:condition calcext:apply-style-name="Excel_CondFormat_1_1_2" calcext:value="formula-is(NOT(ISERROR(SEARCH(&quot;Fail&quot;;[.J5]))))" calcext:base-cell-address="delete6.J5"/>
          </calcext:conditional-format>
          <calcext:conditional-format calcext:target-range-address="delete6.I20:delete6.J21 delete6.I16:delete6.I19">
            <calcext:condition calcext:apply-style-name="Excel_CondFormat_1_2_1" calcext:value="formula-is(NOT(ISERROR(SEARCH(&quot;Fail&quot;;[.I16]))))" calcext:base-cell-address="delete6.I16"/>
            <calcext:condition calcext:apply-style-name="Excel_CondFormat_1_2_2" calcext:value="formula-is(NOT(ISERROR(SEARCH(&quot;Pass&quot;;[.I16]))))" calcext:base-cell-address="delete6.I16"/>
          </calcext:conditional-format>
        </calcext:conditional-formats>
      </table:table>
      <table:table table:name="adatok mentese7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5"/>
        <table:table-column table:style-name="co5" table:number-columns-repeated="3" table:default-cell-style-name="ce56"/>
        <table:table-column table:style-name="co5" table:default-cell-style-name="ce65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7_save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Adatok lementése felületről</text:p>
          </table:table-cell>
          <table:covered-table-cell/>
          <table:covered-table-cell table:number-columns-repeated="3" table:style-name="ce6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34" office:value-type="string" calcext:value-type="string">
            <text:p>pass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70"/>
          <table:table-cell table:style-name="ce2"/>
          <table:table-cell table:style-name="ce126" office:value-type="string" calcext:value-type="string" table:number-columns-spanned="2" table:number-rows-spanned="1">
            <text:p>Article details view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70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C_002, ellenőrizze, hogy user be van jelentkez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lementi a cikkek címét</text:p>
          </table:table-cell>
          <table:covered-table-cell table:style-name="ce22"/>
          <table:table-cell office:value-type="string" calcext:value-type="string" table:number-columns-spanned="2" table:number-rows-spanned="1">
            <text:p>User megvizsgálja, hogy megegyezik-e <text:s/>e lementett cikkek száma, az oldalon található cikkek számával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1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1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1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2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3"/>
          <table:table-cell table:style-name="ce135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3"/>
          <table:table-cell table:style-name="ce135"/>
          <table:table-cell table:style-name="ce53"/>
        </table:table-row>
        <calcext:conditional-formats>
          <calcext:conditional-format calcext:target-range-address="'adatok mentese7'.J5:'adatok mentese7'.J5">
            <calcext:condition calcext:apply-style-name="Excel_CondFormat_1_1_1" calcext:value="formula-is(NOT(ISERROR(SEARCH(&quot;Pass&quot;;[.J5]))))" calcext:base-cell-address="'adatok mentese7'.J5"/>
            <calcext:condition calcext:apply-style-name="Excel_CondFormat_1_1_2" calcext:value="formula-is(NOT(ISERROR(SEARCH(&quot;Fail&quot;;[.J5]))))" calcext:base-cell-address="'adatok mentese7'.J5"/>
          </calcext:conditional-format>
          <calcext:conditional-format calcext:target-range-address="'adatok mentese7'.I20:'adatok mentese7'.J21 'adatok mentese7'.I16:'adatok mentese7'.I19">
            <calcext:condition calcext:apply-style-name="Excel_CondFormat_1_2_1" calcext:value="formula-is(NOT(ISERROR(SEARCH(&quot;Fail&quot;;[.I16]))))" calcext:base-cell-address="'adatok mentese7'.I16"/>
            <calcext:condition calcext:apply-style-name="Excel_CondFormat_1_2_2" calcext:value="formula-is(NOT(ISERROR(SEARCH(&quot;Pass&quot;;[.I16]))))" calcext:base-cell-address="'adatok mentese7'.I16"/>
          </calcext:conditional-format>
        </calcext:conditional-formats>
      </table:table>
      <table:table table:name="adatvedelem8" table:style-name="ta3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5"/>
        <table:table-column table:style-name="co5" table:number-columns-repeated="3" table:default-cell-style-name="ce56"/>
        <table:table-column table:style-name="co5" table:default-cell-style-name="ce65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8_cookies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Adatvédelmi nyilatkozat használata</text:p>
          </table:table-cell>
          <table:covered-table-cell/>
          <table:covered-table-cell table:number-columns-repeated="3" table:style-name="ce6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39" office:value-type="string" calcext:value-type="string">
            <text:p>pass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 megnyitása</text:span></text:p>
          </table:table-cell>
          <table:covered-table-cell/>
          <table:covered-table-cell table:style-name="ce70"/>
          <table:table-cell table:style-name="ce2"/>
          <table:table-cell table:style-name="ce126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70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8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1 regisztráció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Ellenőrizd, hogy megjelenik-e az adatvédelmi nyilatkozat</text:p>
          </table:table-cell>
          <table:covered-table-cell table:style-name="ce22"/>
          <table:table-cell office:value-type="string" calcext:value-type="string" table:number-columns-spanned="2" table:number-rows-spanned="1">
            <text:p>Az adatvédelmi nyilatkozat az oldal alján megjelenik, elérhető, kattintható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6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Kattints az elfogadom gombra</text:p>
          </table:table-cell>
          <table:covered-table-cell table:style-name="ce23"/>
          <table:table-cell office:value-type="string" calcext:value-type="string" table:number-columns-spanned="2" table:number-rows-spanned="1">
            <text:p>az eblak eltűnik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6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Ellenőrizd, hogy tárolt-e cookikat</text:p>
          </table:table-cell>
          <table:covered-table-cell table:style-name="ce23"/>
          <table:table-cell office:value-type="string" calcext:value-type="string" table:number-columns-spanned="2" table:number-rows-spanned="1">
            <text:p>a rendszer eltárolta a cookikat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6" table:number-columns-spanned="2" table:number-rows-spanned="1"/>
          <table:covered-table-cell table:style-name="ce46"/>
          <table:table-cell table:style-name="ce5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User megnyitja a python.org oldalt, majd ismét a conduit oldalát</text:p>
          </table:table-cell>
          <table:covered-table-cell table:style-name="ce23"/>
          <table:table-cell office:value-type="string" calcext:value-type="string" table:number-columns-spanned="2" table:number-rows-spanned="1">
            <text:p>Rendszer nem jeleníti meg ismét az adatvédelmi nyilatkozatot</text:p>
          </table:table-cell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7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8"/>
          <table:table-cell table:style-name="ce140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70"/>
          <table:table-cell table:style-name="ce138"/>
          <table:table-cell table:style-name="ce140"/>
          <table:table-cell table:style-name="ce53"/>
        </table:table-row>
        <calcext:conditional-formats>
          <calcext:conditional-format calcext:target-range-address="adatvedelem8.J5:adatvedelem8.J5">
            <calcext:condition calcext:apply-style-name="Excel_CondFormat_1_1_1" calcext:value="formula-is(NOT(ISERROR(SEARCH(&quot;Pass&quot;;[.J5]))))" calcext:base-cell-address="adatvedelem8.J5"/>
            <calcext:condition calcext:apply-style-name="Excel_CondFormat_1_1_2" calcext:value="formula-is(NOT(ISERROR(SEARCH(&quot;Fail&quot;;[.J5]))))" calcext:base-cell-address="adatvedelem8.J5"/>
          </calcext:conditional-format>
          <calcext:conditional-format calcext:target-range-address="adatvedelem8.I20:adatvedelem8.J21 adatvedelem8.I16:adatvedelem8.I19">
            <calcext:condition calcext:apply-style-name="Excel_CondFormat_1_2_1" calcext:value="formula-is(NOT(ISERROR(SEARCH(&quot;Fail&quot;;[.I16]))))" calcext:base-cell-address="adatvedelem8.I16"/>
            <calcext:condition calcext:apply-style-name="Excel_CondFormat_1_2_2" calcext:value="formula-is(NOT(ISERROR(SEARCH(&quot;Pass&quot;;[.I16]))))" calcext:base-cell-address="adatvedelem8.I16"/>
          </calcext:conditional-format>
        </calcext:conditional-formats>
      </table:table>
      <table:table table:name="listazas9" table:style-name="ta4">
        <office:forms form:automatic-focus="false" form:apply-design-mode="false"/>
        <table:table-column table:style-name="co5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9_listazas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Adatok listázása</text:p>
          </table:table-cell>
          <table:covered-table-cell table:number-columns-repeated="4" table:style-name="ce65"/>
          <table:table-cell table:style-name="ce10"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 table:style-name="ce10"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 table:style-name="ce10"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44" office:value-type="string" calcext:value-type="string">
            <text:p>pass</text:p>
          </table:table-cell>
          <table:table-cell table:style-name="ce10"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 table:style-name="ce10"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 table:style-name="ce10"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 table:style-name="ce10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 megnyitása</text:span></text:p>
          </table:table-cell>
          <table:covered-table-cell table:style-name="ce65"/>
          <table:covered-table-cell table:style-name="ce70"/>
          <table:table-cell table:style-name="ce2"/>
          <table:table-cell table:style-name="ce126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56" office:value-type="string" calcext:value-type="string" table:number-columns-spanned="3" table:number-rows-spanned="1">
            <text:p>host is reachable</text:p>
          </table:table-cell>
          <table:covered-table-cell table:style-name="ce65"/>
          <table:covered-table-cell table:style-name="ce70"/>
          <table:table-cell table:style-name="ce2"/>
          <table:table-cell table:style-name="ce10"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56" office:value-type="string" calcext:value-type="string" table:number-columns-spanned="3" table:number-rows-spanned="1">
            <text:p>Windows 10 Pro</text:p>
          </table:table-cell>
          <table:covered-table-cell table:style-name="ce65"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table:style-name="ce10"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 table:style-name="ce10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 table:style-name="ce56" office:value-type="string" calcext:value-type="string" table:number-columns-spanned="3" table:number-rows-spanned="1">
            <text:p>Chrome Verzió: 91.0.4472.77 (Hivatalos verzió) (64 bites)</text:p>
          </table:table-cell>
          <table:covered-table-cell table:style-name="ce65"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</table:table-row>
        <table:table-row table:style-name="ro6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1, új regisztráció</text:p>
          </table:table-cell>
          <table:table-cell table:style-name="ce2" office:value-type="string" calcext:value-type="string">
            <text:p>meglévő cikkek addig, hogy több oldal legyen</text:p>
          </table:table-cell>
          <table:table-cell table:style-name="ce2" table:number-columns-repeated="7"/>
          <table:table-cell table:style-name="ce10"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8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kitölti az erticle címét, leadjét, szövegét</text:p>
          </table:table-cell>
          <table:covered-table-cell table:style-name="ce22"/>
          <table:table-cell table:style-name="ce56" office:value-type="string" calcext:value-type="string" table:number-columns-spanned="2" table:number-rows-spanned="1">
            <text:p>Megjelennek a beírt adatok</text:p>
          </table:table-cell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1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aktiválja a publish gombot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User megvizsgálja, hogy eggyel több cikk jelenik meg az oldalon</text:p>
          </table:table-cell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1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1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2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3"/>
          <table:table-cell table:style-name="ce145"/>
          <table:table-cell table:style-name="ce5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3"/>
          <table:table-cell table:style-name="ce145"/>
          <table:table-cell table:style-name="ce53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istazas9.J5:listazas9.J5">
            <calcext:condition calcext:apply-style-name="Excel_CondFormat_1_1_1" calcext:value="formula-is(NOT(ISERROR(SEARCH(&quot;Pass&quot;;[.J5]))))" calcext:base-cell-address="listazas9.J5"/>
            <calcext:condition calcext:apply-style-name="Excel_CondFormat_1_1_2" calcext:value="formula-is(NOT(ISERROR(SEARCH(&quot;Fail&quot;;[.J5]))))" calcext:base-cell-address="listazas9.J5"/>
          </calcext:conditional-format>
          <calcext:conditional-format calcext:target-range-address="listazas9.I20:listazas9.J21 listazas9.I16:listazas9.I19">
            <calcext:condition calcext:apply-style-name="Excel_CondFormat_1_2_1" calcext:value="formula-is(NOT(ISERROR(SEARCH(&quot;Fail&quot;;[.I16]))))" calcext:base-cell-address="listazas9.I16"/>
            <calcext:condition calcext:apply-style-name="Excel_CondFormat_1_2_2" calcext:value="formula-is(NOT(ISERROR(SEARCH(&quot;Pass&quot;;[.I16]))))" calcext:base-cell-address="listazas9.I16"/>
          </calcext:conditional-format>
        </calcext:conditional-formats>
      </table:table>
      <table:table table:name="tobb oldal, lista, bejaras10" table:style-name="ta4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10_lista_bejarasa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Több oldalas lista bejárása</text:p>
          </table:table-cell>
          <table:covered-table-cell table:number-columns-repeated="4" table:style-name="ce65"/>
          <table:table-cell table:style-name="ce10"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 table:style-name="ce10"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 table:style-name="ce10"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49" office:value-type="string" calcext:value-type="string">
            <text:p>pass</text:p>
          </table:table-cell>
          <table:table-cell table:style-name="ce10"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 table:style-name="ce10"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 table:style-name="ce10"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 table:style-name="ce10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 megnyitása</text:span></text:p>
          </table:table-cell>
          <table:covered-table-cell table:style-name="ce65"/>
          <table:covered-table-cell table:style-name="ce70"/>
          <table:table-cell table:style-name="ce2"/>
          <table:table-cell table:style-name="ce126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56" office:value-type="string" calcext:value-type="string" table:number-columns-spanned="3" table:number-rows-spanned="1">
            <text:p>host is reachable</text:p>
          </table:table-cell>
          <table:covered-table-cell table:style-name="ce65"/>
          <table:covered-table-cell table:style-name="ce70"/>
          <table:table-cell table:style-name="ce2"/>
          <table:table-cell table:style-name="ce10"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56" office:value-type="string" calcext:value-type="string" table:number-columns-spanned="3" table:number-rows-spanned="1">
            <text:p>Windows 10 Pro</text:p>
          </table:table-cell>
          <table:covered-table-cell table:style-name="ce65"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table:style-name="ce10"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 table:style-name="ce1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56" office:value-type="string" calcext:value-type="string" table:number-columns-spanned="3" table:number-rows-spanned="1">
            <text:p>Chrome Verzió: 91.0.4472.77 (Hivatalos verzió) (64 bites)</text:p>
          </table:table-cell>
          <table:covered-table-cell table:style-name="ce65"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</table:table-row>
        <table:table-row table:style-name="ro8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1, új regisztráció</text:p>
          </table:table-cell>
          <table:table-cell table:style-name="ce2" office:value-type="string" calcext:value-type="string">
            <text:p>new post</text:p>
          </table:table-cell>
          <table:table-cell table:style-name="ce2" table:number-columns-repeated="7"/>
          <table:table-cell table:style-name="ce10"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8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végigmegy az oldalakon</text:p>
          </table:table-cell>
          <table:covered-table-cell table:style-name="ce22"/>
          <table:table-cell table:style-name="ce56" office:value-type="string" calcext:value-type="string" table:number-columns-spanned="2" table:number-rows-spanned="1">
            <text:p>mindegyik oldalon megjelennek a cikkek</text:p>
          </table:table-cell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6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table:number-columns-spanned="2" table:number-rows-spanned="1"/>
          <table:covered-table-cell table:style-name="ce23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6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6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7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8"/>
          <table:table-cell table:style-name="ce150"/>
          <table:table-cell table:style-name="ce5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48"/>
          <table:table-cell table:style-name="ce150"/>
          <table:table-cell table:style-name="ce53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tobb oldal, lista, bejaras10'.J5:'tobb oldal, lista, bejaras10'.J5">
            <calcext:condition calcext:apply-style-name="Excel_CondFormat_1_1_1" calcext:value="formula-is(NOT(ISERROR(SEARCH(&quot;Pass&quot;;[.J5]))))" calcext:base-cell-address="'tobb oldal, lista, bejaras10'.J5"/>
            <calcext:condition calcext:apply-style-name="Excel_CondFormat_1_1_2" calcext:value="formula-is(NOT(ISERROR(SEARCH(&quot;Fail&quot;;[.J5]))))" calcext:base-cell-address="'tobb oldal, lista, bejaras10'.J5"/>
          </calcext:conditional-format>
          <calcext:conditional-format calcext:target-range-address="'tobb oldal, lista, bejaras10'.I20:'tobb oldal, lista, bejaras10'.J21 'tobb oldal, lista, bejaras10'.I16:'tobb oldal, lista, bejaras10'.I19">
            <calcext:condition calcext:apply-style-name="Excel_CondFormat_1_2_1" calcext:value="formula-is(NOT(ISERROR(SEARCH(&quot;Fail&quot;;[.I16]))))" calcext:base-cell-address="'tobb oldal, lista, bejaras10'.I16"/>
            <calcext:condition calcext:apply-style-name="Excel_CondFormat_1_2_2" calcext:value="formula-is(NOT(ISERROR(SEARCH(&quot;Pass&quot;;[.I16]))))" calcext:base-cell-address="'tobb oldal, lista, bejaras10'.I16"/>
          </calcext:conditional-format>
        </calcext:conditional-formats>
      </table:table>
      <table:table table:name="adatbevitel adatforrasbol11" table:style-name="ta4">
        <office:forms form:automatic-focus="false" form:apply-design-mode="false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11_adatbevitel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5" office:value-type="string" calcext:value-type="string" table:number-columns-spanned="5" table:number-rows-spanned="1">
            <text:p>Ismételt és sorozatos adatbevitel adatforrásból</text:p>
          </table:table-cell>
          <table:covered-table-cell table:number-columns-repeated="4" table:style-name="ce65"/>
          <table:table-cell table:style-name="ce10"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70" office:value-type="string" calcext:value-type="string" table:number-columns-spanned="2" table:number-rows-spanned="1">
            <text:p>Teszt Elek</text:p>
          </table:table-cell>
          <table:covered-table-cell table:style-name="ce70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 table:style-name="ce10"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 table:style-name="ce10"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54" office:value-type="string" calcext:value-type="string">
            <text:p>pass</text:p>
          </table:table-cell>
          <table:table-cell table:style-name="ce10"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 table:style-name="ce10"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7" office:value-type="string" calcext:value-type="string" table:number-columns-spanned="2" table:number-rows-spanned="1">
            <text:p>Requirement covered</text:p>
          </table:table-cell>
          <table:covered-table-cell table:style-name="ce77"/>
          <table:table-cell table:style-name="ce10"/>
          <table:table-cell table:style-name="ce77" office:value-type="string" calcext:value-type="string" table:number-columns-spanned="2" table:number-rows-spanned="1">
            <text:p>Comments</text:p>
          </table:table-cell>
          <table:covered-table-cell table:style-name="ce77"/>
          <table:table-cell table:style-name="ce10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 megnyitása</text:span></text:p>
          </table:table-cell>
          <table:covered-table-cell table:style-name="ce65"/>
          <table:covered-table-cell table:style-name="ce70"/>
          <table:table-cell table:style-name="ce2"/>
          <table:table-cell table:style-name="ce126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56" office:value-type="string" calcext:value-type="string" table:number-columns-spanned="3" table:number-rows-spanned="1">
            <text:p>host is reachable</text:p>
          </table:table-cell>
          <table:covered-table-cell table:style-name="ce65"/>
          <table:covered-table-cell table:style-name="ce70"/>
          <table:table-cell table:style-name="ce2"/>
          <table:table-cell table:style-name="ce10"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56" office:value-type="string" calcext:value-type="string" table:number-columns-spanned="3" table:number-rows-spanned="1">
            <text:p>Windows 10 Pro</text:p>
          </table:table-cell>
          <table:covered-table-cell table:style-name="ce65"/>
          <table:covered-table-cell table:style-name="ce70"/>
          <table:table-cell table:style-name="ce2"/>
          <table:table-cell table:style-name="ce77" office:value-type="string" calcext:value-type="string" table:number-columns-spanned="2" table:number-rows-spanned="1">
            <text:p>Priority</text:p>
          </table:table-cell>
          <table:covered-table-cell table:style-name="ce77"/>
          <table:table-cell table:style-name="ce10"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Defects</text:p>
          </table:table-cell>
          <table:covered-table-cell table:style-name="ce77"/>
          <table:table-cell table:style-name="ce1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56" office:value-type="string" calcext:value-type="string" table:number-columns-spanned="3" table:number-rows-spanned="1">
            <text:p>Chrome Verzió: 91.0.4472.77 (Hivatalos verzió) (64 bites)</text:p>
          </table:table-cell>
          <table:covered-table-cell table:style-name="ce65"/>
          <table:covered-table-cell table:style-name="ce70"/>
          <table:table-cell table:style-name="ce2"/>
          <table:table-cell table:style-name="ce33" table:number-columns-spanned="2" table:number-rows-spanned="1"/>
          <table:covered-table-cell table:style-name="ce35"/>
          <table:table-cell table:style-name="ce10"/>
          <table:table-cell table:style-name="ce33" table:number-columns-spanned="2" table:number-rows-spanned="1"/>
          <table:covered-table-cell table:style-name="ce35"/>
          <table:table-cell table:style-name="ce10"/>
        </table:table-row>
        <table:table-row table:style-name="ro8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1, regisztráció</text:p>
          </table:table-cell>
          <table:table-cell table:style-name="ce2" office:value-type="string" calcext:value-type="string">
            <text:p>TC_002, belépés</text:p>
          </table:table-cell>
          <table:table-cell table:style-name="ce2" office:value-type="string" calcext:value-type="string">
            <text:p>létrehozott csv fájl adatokkal</text:p>
          </table:table-cell>
          <table:table-cell table:style-name="ce2" table:number-columns-repeated="6"/>
          <table:table-cell table:style-name="ce10"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8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9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9"/>
          <table:covered-table-cell table:style-name="ce36"/>
          <table:covered-table-cell table:style-name="ce45"/>
          <table:covered-table-cell table:style-name="ce5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több cikket betölt</text:p>
          </table:table-cell>
          <table:covered-table-cell table:style-name="ce22"/>
          <table:table-cell table:style-name="ce56" office:value-type="string" calcext:value-type="string" table:number-columns-spanned="2" table:number-rows-spanned="1">
            <text:p>A cikkek megjelennek az oldalon</text:p>
          </table:table-cell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51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megnézi, hogy megegyezik-e a cikkek hossza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 cikkek száma annyival több, mint amennyit a user felvitt <text:s/>a rendszerbe</text:p>
          </table:table-cell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51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51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52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53"/>
          <table:table-cell table:style-name="ce155"/>
          <table:table-cell table:style-name="ce5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5"/>
          <table:covered-table-cell table:style-name="ce70"/>
          <table:table-cell table:style-name="ce153"/>
          <table:table-cell table:style-name="ce155"/>
          <table:table-cell table:style-name="ce53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adatbevitel adatforrasbol11'.J5:'adatbevitel adatforrasbol11'.J5">
            <calcext:condition calcext:apply-style-name="Excel_CondFormat_1_1_1" calcext:value="formula-is(NOT(ISERROR(SEARCH(&quot;Pass&quot;;[.J5]))))" calcext:base-cell-address="'adatbevitel adatforrasbol11'.J5"/>
            <calcext:condition calcext:apply-style-name="Excel_CondFormat_1_1_2" calcext:value="formula-is(NOT(ISERROR(SEARCH(&quot;Fail&quot;;[.J5]))))" calcext:base-cell-address="'adatbevitel adatforrasbol11'.J5"/>
          </calcext:conditional-format>
          <calcext:conditional-format calcext:target-range-address="'adatbevitel adatforrasbol11'.I20:'adatbevitel adatforrasbol11'.J21 'adatbevitel adatforrasbol11'.I16:'adatbevitel adatforrasbol11'.I19">
            <calcext:condition calcext:apply-style-name="Excel_CondFormat_1_2_1" calcext:value="formula-is(NOT(ISERROR(SEARCH(&quot;Fail&quot;;[.I16]))))" calcext:base-cell-address="'adatbevitel adatforrasbol11'.I16"/>
            <calcext:condition calcext:apply-style-name="Excel_CondFormat_1_2_2" calcext:value="formula-is(NOT(ISERROR(SEARCH(&quot;Pass&quot;;[.I16]))))" calcext:base-cell-address="'adatbevitel adatforrasbol11'.I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8P2" style:volatile="true">
      <number:text> </number:text>
      <number:fill-character> </number:fill-character>
      <number:text>- Ft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8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$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month number:style="long" number:textual="true"/>
      <number:text> </number:text>
      <number:day/>
      <number:text>, </number:text>
      <number:year number:style="long"/>
    </number:date-style>
    <number:date-style style:name="N191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91">
      <number:text-content/>
      <style:map style:condition="value()&lt;=1.7976931348623157E+308" style:apply-style-name="N191P0"/>
    </number:text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, </number:text>
      <number:day-of-week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ál_20_2" style:display-name="Normá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ffcc"/>
      <style:text-properties fo:color="#00800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3_5f_2" style:display-name="Excel_CondFormat_1_3_2" style:family="table-cell" style:parent-style-name="Default">
      <style:table-cell-properties fo:background-color="#ccffcc"/>
      <style:text-properties fo:color="#00800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4_5f_2" style:display-name="Excel_CondFormat_1_4_2" style:family="table-cell" style:parent-style-name="Default">
      <style:table-cell-properties fo:background-color="#ccffcc"/>
      <style:text-properties fo:color="#008000"/>
    </style:style>
    <style:style style:name="Excel_5f_BuiltIn_5f_Jegyzet" style:display-name="Excel_BuiltIn_Jegyzet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00.00.00</text:date>, <text:time style:data-style-name="N2" text:time-value="13:00:59.182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áté Pataki;Mate.Pataki@training360.com</meta:initial-creator>
    <meta:creation-date>2010-03-03T09:48:51</meta:creation-date>
    <dc:date>2021-08-03T13:11:55.041000000</dc:date>
    <meta:editing-duration>P1DT10H50M47S</meta:editing-duration>
    <meta:editing-cycles>39</meta:editing-cycles>
    <meta:generator>LibreOffice/7.1.1.2$Windows_X86_64 LibreOffice_project/fe0b08f4af1bacafe4c7ecc87ce55bb426164676</meta:generator>
    <meta:document-statistic meta:table-count="11" meta:cell-count="608" meta:object-count="0"/>
  </office:meta>
</office:document-meta>
</file>